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511" officeooo:paragraph-rsid="001c6511"/>
    </style:style>
    <style:style style:name="P2" style:family="paragraph" style:parent-style-name="Standard">
      <style:paragraph-properties fo:break-before="page"/>
      <style:text-properties officeooo:rsid="001c6511" officeooo:paragraph-rsid="001c65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saving Dictionary object under saveLDA/caseLawBase.dict, separately None</text:p>
      <text:p text:style-name="P1">INFO : saved saveLDA/caseLawBase.dict</text:p>
      <text:p text:style-name="P1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36144 tokens: [(u'3:273', 1), (u'baangarantie', 1), (u'reisverzekeringsovereenkomst', 1), (u'39.273', 1), (u'39.272', 1), (u'16726,89', 1), (u'381.483', 1), (u'woody', 1), (u'nimby-proceduur', 1), (u'ehrm-jurisprudentie', 1)]...</text:p>
      <text:p text:style-name="P1">INFO : keeping 82735 tokens which were in no less than 2 and no more than 9710 (=50.0%) documents</text:p>
      <text:p text:style-name="P1">INFO : resulting dictionary: Dictionary(82735 unique tokens: [u'', u'3:276', u'epiduraal', u'softwaar', u'3:270']...)</text:p>
      <text:p text:style-name="P1">INFO : saving Dictionary object under saveLDA/caseLaw20.5100.dict, separately None</text:p>
      <text:p text:style-name="P1">INFO : saved saveLDA/caseLaw20.5100.dict</text:p>
      <text:p text:style-name="P1">INFO : storing corpus in Matrix Market format to saveLDA/caseLaw20.5100.mm</text:p>
      <text:p text:style-name="P1">INFO : saving sparse matrix to saveLDA/caseLaw20.5100.mm</text:p>
      <text:p text:style-name="P1">INFO : PROGRESS: saving document #0</text:p>
      <text:p text:style-name="P1">INFO : PROGRESS: saving document #fgh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82735 matrix, density=0.384% (6163392/1606796435)</text:p>
      <text:p text:style-name="P1">INFO : saving MmCorpus index to saveLDA/caseLaw20.5100.mm.index</text:p>
      <text:p text:style-name="P1"/>
      <text:p text:style-name="P2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36095 tokens: [(u'3:273', 1), (u'baangarantie', 1), (u'reisverzekeringsovereenkomst', 1), (u'39.273', 1), (u'39.272', 1), (u'16726,89', 1), (u'381.483', 1), (u'woody', 1), (u'nimby-proceduur', 1), (u'ehrm-jurisprudentie', 1)]...</text:p>
      <text:p text:style-name="P1">INFO : keeping 82784 tokens which were in no less than 2 and no more than 13594 (=70.0%) documents</text:p>
      <text:p text:style-name="P1">INFO : resulting dictionary: Dictionary(82784 unique tokens: [u'', u'3:276', u'epiduraal', u'softwaar', u'3:270']...)</text:p>
      <text:p text:style-name="P1">INFO : saving Dictionary object under saveLDA/caseLaw20.7100.dict, separately None</text:p>
      <text:p text:style-name="P1">INFO : saved saveLDA/caseLaw20.7100.dict</text:p>
      <text:p text:style-name="P1">INFO : storing corpus in Matrix Market format to saveLDA/caseLaw20.7100.mm</text:p>
      <text:p text:style-name="P1">INFO : saving sparse matrix to saveLDA/caseLaw20.7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82784 matrix, density=0.416% (6694519/1607748064)</text:p>
      <text:p text:style-name="P1">INFO : saving MmCorpus index to saveLDA/caseLaw20.7100.mm.index</text:p>
      <text:p text:style-name="P1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<text:soft-page-break/>INFO : resulting dictionary: Dictionary(218879 unique tokens: [u'', u'3:276', u'3:273', u'baangarantie', u'reisverzekeringsovereenkomst']...)</text:p>
      <text:p text:style-name="P1">INFO : discarding 136095 tokens: [(u'3:273', 1), (u'baangarantie', 1), (u'reisverzekeringsovereenkomst', 1), (u'39.273', 1), (u'39.272', 1), (u'16726,89', 1), (u'381.483', 1), (u'woody', 1), (u'nimby-proceduur', 1), (u'ehrm-jurisprudentie', 1)]...</text:p>
      <text:p text:style-name="P1">INFO : keeping 82784 tokens which were in no less than 2 and no more than 17478 (=90.0%) documents</text:p>
      <text:p text:style-name="P1">INFO : resulting dictionary: Dictionary(82784 unique tokens: [u'', u'3:276', u'epiduraal', u'softwaar', u'3:270']...)</text:p>
      <text:p text:style-name="P1">INFO : saving Dictionary object under saveLDA/caseLaw20.9100.dict, separately None</text:p>
      <text:p text:style-name="P1">INFO : saved saveLDA/caseLaw20.9100.dict</text:p>
      <text:p text:style-name="P1">INFO : storing corpus in Matrix Market format to saveLDA/caseLaw20.9100.mm</text:p>
      <text:p text:style-name="P1">INFO : saving sparse matrix to saveLDA/caseLaw20.9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82784 matrix, density=0.416% (6694519/1607748064)</text:p>
      <text:p text:style-name="P1">INFO : saving MmCorpus index to saveLDA/caseLaw20.9100.mm.index</text:p>
      <text:p text:style-name="P2">INFO : adding document #0 to Dictionary(0 unique tokens: [])</text:p>
      <text:p text:style-name="P1">INFO : adding document #10000 to Dictionary(134162 unique tokens: [u'', u'3:276', u'moreel', u'ontwerprichtlijn', u'3:270']...)</text:p>
      <text:p text:style-name="P1">INFO : built Dictionary(218979 unique tokens: [u'', u'3:276', u'3:273', u'baangarantie', u'reisverzekeringsovereenkomst']...) from 19421 documents (total 30303869 corpus positions)</text:p>
      <text:p text:style-name="P1">INFO : discarding 100 tokens: [(u'van', 19421), (u'zijn', 19420), (u'in', 19420), (u'de', 19420), (u'hebben', 19419), (u'en', 19418), (u'het', 19418), (u'door', 19418), (u'hoog', 19417), (u'op', 19417)]...</text:p>
      <text:p text:style-name="P1">INFO : resulting dictionary: Dictionary(218879 unique tokens: [u'', u'3:276', u'3:273', u'baangarantie', u'reisverzekeringsovereenkomst']...)</text:p>
      <text:p text:style-name="P1">INFO : discarding 136095 tokens: [(u'3:273', 1), (u'baangarantie', 1), (u'reisverzekeringsovereenkomst', 1), (u'39.273', 1), (u'39.272', 1), (u'16726,89', 1), (u'381.483', 1), (u'woody', 1), (u'nimby-proceduur', 1), (u'ehrm-jurisprudentie', 1)]...</text:p>
      <text:p text:style-name="P1">INFO : keeping 82784 tokens which were in no less than 2 and no more than 19226 (=99.0%) documents</text:p>
      <text:p text:style-name="P1">INFO : resulting dictionary: Dictionary(82784 unique tokens: [u'', u'3:276', u'epiduraal', u'softwaar', u'3:270']...)</text:p>
      <text:p text:style-name="P1">INFO : saving Dictionary object under saveLDA/caseLaw20.99100.dict, separately None</text:p>
      <text:p text:style-name="P1">INFO : saved saveLDA/caseLaw20.99100.dict</text:p>
      <text:p text:style-name="P1">INFO : storing corpus in Matrix Market format to saveLDA/caseLaw20.99100.mm</text:p>
      <text:p text:style-name="P1">INFO : saving sparse matrix to saveLDA/caseLaw20.99100.mm</text:p>
      <text:p text:style-name="P1">INFO : PROGRESS: saving document #0</text:p>
      <text:p text:style-name="P1">INFO : PROGRESS: saving document #1000</text:p>
      <text:p text:style-name="P1">INFO : PROGRESS: saving document #2000</text:p>
      <text:p text:style-name="P1">INFO : PROGRESS: saving document #3000</text:p>
      <text:p text:style-name="P1">INFO : PROGRESS: saving document #4000</text:p>
      <text:p text:style-name="P1">INFO : PROGRESS: saving document #5000</text:p>
      <text:p text:style-name="P1">INFO : PROGRESS: saving document #6000</text:p>
      <text:p text:style-name="P1">INFO : PROGRESS: saving document #7000</text:p>
      <text:p text:style-name="P1">INFO : PROGRESS: saving document #8000</text:p>
      <text:p text:style-name="P1">INFO : PROGRESS: saving document #9000</text:p>
      <text:p text:style-name="P1">INFO : PROGRESS: saving document #10000</text:p>
      <text:p text:style-name="P1">INFO : PROGRESS: saving document #11000</text:p>
      <text:p text:style-name="P1">INFO : PROGRESS: saving document #12000</text:p>
      <text:p text:style-name="P1">INFO : PROGRESS: saving document #13000</text:p>
      <text:p text:style-name="P1">INFO : PROGRESS: saving document #14000</text:p>
      <text:p text:style-name="P1">INFO : PROGRESS: saving document #15000</text:p>
      <text:p text:style-name="P1">INFO : PROGRESS: saving document #16000</text:p>
      <text:p text:style-name="P1">INFO : PROGRESS: saving document #17000</text:p>
      <text:p text:style-name="P1">INFO : PROGRESS: saving document #18000</text:p>
      <text:p text:style-name="P1">INFO : PROGRESS: saving document #19000</text:p>
      <text:p text:style-name="P1">INFO : saved 19421x82784 matrix, density=0.416% (6694519/1607748064)</text:p>
      <text:p text:style-name="P1">INFO : saving MmCorpus index to saveLDA/caseLaw20.99100.mm.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28:18.734469972</meta:creation-date>
    <dc:date>2017-03-29T15:39:43.021320377</dc:date>
    <meta:editing-duration>PT1M24S</meta:editing-duration>
    <meta:editing-cycles>1</meta:editing-cycles>
    <meta:document-statistic meta:table-count="0" meta:image-count="0" meta:object-count="0" meta:page-count="4" meta:paragraph-count="141" meta:word-count="1251" meta:character-count="9786" meta:non-whitespace-character-count="8676"/>
    <meta:generator>LibreOffice/5.1.6.2$Linux_X86_64 LibreOffice_project/10m0$Build-2</meta:generator>
  </office:meta>
</office:document-meta>
</file>